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1:</text:p>
      <text:list xml:id="list1924407696" text:style-name="L2">
        <text:list-item>
          <text:list>
            <text:list-item>
              <text:list>
                <text:list-item>
                  <text:p text:style-name="P1">- Je vous prie d'agréer, Monsieur, mes salutations distinguées</text:p>
                </text:list-item>
                <text:list-item>
                  <text:p text:style-name="P1">- Je vous saurais gré de me rembourser dans les meilleurs délais.</text:p>
                </text:list-item>
                <text:list-item>
                  <text:p text:style-name="P1">- Veuillez recevoir ci-joint le règlement de ma commande.</text:p>
                </text:list-item>
                <text:list-item>
                  <text:p text:style-name="P1">- Monsieur,</text:p>
                </text:list-item>
                <text:list-item>
                  <text:p text:style-name="P1">- Je me permets de vous contacter.</text:p>
                </text:list-item>
                <text:list-item>
                  <text:p text:style-name="P1">- Veuillez agréer, Madame, l'expression de mes sentiments les plus respectueux.</text:p>
                </text:list-item>
              </text:list>
            </text:list-item>
          </text:list>
        </text:list-item>
      </text:list>
      <text:p text:style-name="Standard"/>
      <text:p text:style-name="Standard">Exercice 2:</text:p>
      <text:p text:style-name="Standard"><text:tab/>Faux. L'expéditeur est toujours à gauche. (en France)</text:p>
      <text:p text:style-name="Standard"><text:tab/>Faux. Le destinataire est toujours à droite. (en France)</text:p>
      <text:p text:style-name="Standard"><text:tab/>Vrai.</text:p>
      <text:p text:style-name="Standard"><text:tab/></text:p>
      <text:p text:style-name="Standard">Exercice 3:</text:p>
      <text:p text:style-name="Standard"><text:tab/>Rappel à la situation:</text:p>
      <text:p text:style-name="Standard"><text:tab/>“Je suis le chef de projet de “BOBOL” et j'ai été absent à la réunion de 10h30 le 1 décembre 2010, dont le sujet consistait à préciser les besoins de l'entreprise K-PAX EXPRESS.”</text:p>
      <text:p text:style-name="Standard"/>
      <text:p text:style-name="Standard">Exercice 4:</text:p>
      <text:list xml:id="list718817551" text:style-name="L4">
        <text:list-item>
          <text:list>
            <text:list-item>
              <text:p text:style-name="P2">Mauvaise argumentation (Attaque personnelle? Menaces? Reproches?).</text:p>
            </text:list-item>
            <text:list-item>
              <text:p text:style-name="P2">Les détails ou les raisons du problème sont vagues et pas très clairs.</text:p>
            </text:list-item>
            <text:list-item>
              <text:p text:style-name="P2">Formule d'appel pas assez explicite.</text:p>
            </text:list-item>
          </text:list>
        </text:list-item>
      </text:list>
      <text:p text:style-name="Standard"/>
      <text:p text:style-name="Standard">Exercice 5:</text:p>
      <text:p text:style-name="Standard"><text:tab/><text:tab/>Masc. Sing.<text:tab/>Masc. Plur.<text:tab/>Fem. Sing.<text:tab/>Fem. Plur.</text:p>
      <text:p text:style-name="Standard">partir: <text:tab/><text:tab/>parti<text:tab/><text:tab/>partis<text:tab/><text:tab/>partie<text:tab/><text:tab/>parties</text:p>
      <text:p text:style-name="Standard">vendre:<text:tab/>vendu<text:tab/><text:tab/>vendus<text:tab/><text:tab/>vendue<text:tab/><text:tab/>vendues</text:p>
      <text:p text:style-name="Standard">voir: <text:tab/><text:tab/>vu<text:tab/><text:tab/>vus<text:tab/><text:tab/>vue<text:tab/><text:tab/>vues</text:p>
      <text:p text:style-name="Standard">conduire:<text:tab/>conduit<text:tab/>conduits<text:tab/>conduite<text:tab/>conduites</text:p>
      <text:p text:style-name="Standard">naître:<text:tab/><text:tab/>né<text:tab/><text:tab/>nés<text:tab/><text:tab/>née<text:tab/><text:tab/>nées</text:p>
      <text:p text:style-name="Standard">choisir:<text:tab/>choisi<text:tab/><text:tab/>choisis<text:tab/><text:tab/>choisie<text:tab/><text:tab/>choisies</text:p>
      <text:p text:style-name="Standard">devoir:<text:tab/><text:tab/>dû<text:tab/><text:tab/>dus<text:tab/><text:tab/>due<text:tab/><text:tab/>dues</text:p>
      <text:p text:style-name="Standard">créer:<text:tab/><text:tab/>créé<text:tab/><text:tab/>créés<text:tab/><text:tab/>créée<text:tab/><text:tab/>créées</text:p>
      <text:p text:style-name="Standard">vouloir:<text:tab/>voulu<text:tab/><text:tab/>voulus<text:tab/><text:tab/>voulue<text:tab/><text:tab/>voulues</text:p>
      <text:p text:style-name="Standard">asseoir:<text:tab/>assis<text:tab/><text:tab/>assis<text:tab/><text:tab/>assise<text:tab/><text:tab/>assises</text:p>
      <text:p text:style-name="Standard">faire:<text:tab/><text:tab/>fait<text:tab/><text:tab/>faits<text:tab/><text:tab/>faite<text:tab/><text:tab/>faites</text:p>
      <text:p text:style-name="Standard">suivre:<text:tab/><text:tab/>suivi<text:tab/><text:tab/>suivis<text:tab/><text:tab/>suivie<text:tab/><text:tab/>suivies</text:p>
      <text:p text:style-name="Standard">mettre:<text:tab/><text:tab/>mis<text:tab/><text:tab/>mis<text:tab/><text:tab/>mise<text:tab/><text:tab/>mises</text:p>
      <text:p text:style-name="Standard">envoyer:<text:tab/>envoyé<text:tab/><text:tab/>envoyés<text:tab/>envoyée<text:tab/>envoyées</text:p>
      <text:p text:style-name="Standard">définir:<text:tab/><text:tab/>défini<text:tab/><text:tab/>définis<text:tab/><text:tab/>définie<text:tab/><text:tab/>définies</text:p>
      <text:p text:style-name="Standard">joindre:<text:tab/>joint<text:tab/><text:tab/>joints<text:tab/><text:tab/>jointe<text:tab/><text:tab/>jointes</text:p>
      <text:p text:style-name="Standard">ouvrir:<text:tab/><text:tab/>ouvert<text:tab/><text:tab/>ouverts<text:tab/><text:tab/>ouverte<text:tab/>ouvertes</text:p>
      <text:p text:style-name="Standard">finir:<text:tab/><text:tab/>fini<text:tab/><text:tab/>finis<text:tab/><text:tab/>finie<text:tab/><text:tab/>fini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06:45</meta:creation-date>
    <meta:document-statistic meta:table-count="0" meta:image-count="0" meta:object-count="0" meta:page-count="1" meta:paragraph-count="39" meta:word-count="248" meta:character-count="1577"/>
    <dc:date>2011-12-07T18:17:42</dc:date>
    <meta:editing-duration>PT8M23S</meta:editing-duration>
    <meta:editing-cycles>1</meta:editing-cycles>
    <meta:generator>OpenOffice.org/3.3$Unix OpenOffice.org_project/330m20$Build-9567</meta:generator>
  </office:meta>
</office:document-meta>
</file>